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7e77" officeooo:paragraph-rsid="00017e77"/>
    </style:style>
    <style:style style:name="P2" style:family="paragraph" style:parent-style-name="Standard">
      <style:paragraph-properties fo:text-align="start" style:justify-single-word="false"/>
      <style:text-properties officeooo:rsid="00017e77" officeooo:paragraph-rsid="00017e77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rsid="00017e77" officeooo:paragraph-rsid="00017e77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rsid="000198f7" officeooo:paragraph-rsid="000198f7"/>
    </style:style>
    <style:style style:name="T1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Enemies</text:p>
      <text:p text:style-name="P2"/>
      <text:p text:style-name="P2"/>
      <text:p text:style-name="P2">Slime:</text:p>
      <text:p text:style-name="P2"/>
      <text:p text:style-name="P2">-mid hp</text:p>
      <text:p text:style-name="P2">-makes player move back</text:p>
      <text:p text:style-name="P2"/>
      <text:p text:style-name="P2"/>
      <text:p text:style-name="P2">fly slime:</text:p>
      <text:p text:style-name="P2"/>
      <text:p text:style-name="P2">-lowest hp</text:p>
      <text:p text:style-name="P2">-flies</text:p>
      <text:p text:style-name="P2">-can give blood to allies</text:p>
      <text:p text:style-name="P2">-will explode soon after death damaging all</text:p>
      <text:p text:style-name="P2">-make player want to kill fast</text:p>
      <text:p text:style-name="P2"/>
      <text:p text:style-name="P2"/>
      <text:p text:style-name="P2">rage slime:</text:p>
      <text:p text:style-name="P2"/>
      <text:p text:style-name="P2">-ww2 like fire spurt attack</text:p>
      <text:p text:style-name="P2">-high damage</text:p>
      <text:p text:style-name="P2">-uses health as ammo, quickly drained</text:p>
      <text:p text:style-name="P2">-gives player pause</text:p>
      <text:p text:style-name="P2"/>
      <text:p text:style-name="P2"/>
      <text:p text:style-name="P2">link slime:</text:p>
      <text:p text:style-name="P2"/>
      <text:p text:style-name="P2">-ranged</text:p>
      <text:p text:style-name="P2">-uses host’s blood as ammo</text:p>
      <text:p text:style-name="P2">-will link to other slime if host dies</text:p>
      <text:p text:style-name="P3"><text:span text:style-name="T1">- will try to re-link if link is cut</text:span></text:p>
      <text:p text:style-name="P3"><text:span text:style-name="T1">-makes player think about other slimes</text:span></text:p>
      <text:p text:style-name="P3"><text:span text:style-name="T1"/></text:p>
      <text:p text:style-name="P4"><text:span text:style-name="T1">all slimes go into weakened state after loosing too much bloo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25T20:29:41.934000000</dc:date>
    <meta:editing-duration>PT2M23S</meta:editing-duration>
    <meta:editing-cycles>1</meta:editing-cycles>
    <meta:document-statistic meta:table-count="0" meta:image-count="0" meta:object-count="0" meta:page-count="1" meta:paragraph-count="22" meta:word-count="91" meta:character-count="491" meta:non-whitespace-character-count="422"/>
  </office:meta>
</office:document-meta>
</file>